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0mm" svg:y="67.4mm">
            <loext:p draw:notify-on-update-of-ranges="Sheet1.B1:Sheet1.M1 Sheet1.A2:Sheet1.A2 Sheet1.B2:Sheet1.M2 Sheet1.A3:Sheet1.A3 Sheet1.B3:Sheet1.M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0.52mm" svg:y="66.95mm">
            <loext:p draw:notify-on-update-of-ranges="Sheet1.B4:Sheet1.M4 Sheet1.A5:Sheet1.A5 Sheet1.B5:Sheet1.M5 Sheet1.A6:Sheet1.A6 Sheet1.B6:Sheet1.M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19.68mm" svg:y="65.61mm">
            <loext:p draw:notify-on-update-of-ranges="Sheet1.B7:Sheet1.M7 Sheet1.A8:Sheet1.A8 Sheet1.B8:Sheet1.M8 Sheet1.A9:Sheet1.A9 Sheet1.B9:Sheet1.M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Кол-во потоков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70.6074" calcext:value-type="float">
            <text:p>70,6074</text:p>
          </table:table-cell>
          <table:table-cell office:value-type="float" office:value="36.5861" calcext:value-type="float">
            <text:p>36,5861</text:p>
          </table:table-cell>
          <table:table-cell office:value-type="float" office:value="30.5955" calcext:value-type="float">
            <text:p>30,5955</text:p>
          </table:table-cell>
          <table:table-cell office:value-type="float" office:value="22.2044" calcext:value-type="float">
            <text:p>22,2044</text:p>
          </table:table-cell>
          <table:table-cell office:value-type="float" office:value="23.4316" calcext:value-type="float">
            <text:p>23,4316</text:p>
          </table:table-cell>
          <table:table-cell office:value-type="float" office:value="20.9576" calcext:value-type="float">
            <text:p>20,9576</text:p>
          </table:table-cell>
          <table:table-cell office:value-type="float" office:value="21.1333" calcext:value-type="float">
            <text:p>21,1333</text:p>
          </table:table-cell>
          <table:table-cell office:value-type="float" office:value="27.3873" calcext:value-type="float">
            <text:p>27,3873</text:p>
          </table:table-cell>
          <table:table-cell office:value-type="float" office:value="19.6488" calcext:value-type="float">
            <text:p>19,6488</text:p>
          </table:table-cell>
          <table:table-cell office:value-type="float" office:value="20.165" calcext:value-type="float">
            <text:p>20,165</text:p>
          </table:table-cell>
          <table:table-cell office:value-type="float" office:value="19.6687" calcext:value-type="float">
            <text:p>19,6687</text:p>
          </table:table-cell>
          <table:table-cell office:value-type="float" office:value="19.4071" calcext:value-type="float">
            <text:p>19,407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65.7775" calcext:value-type="float">
            <text:p>65,7775</text:p>
          </table:table-cell>
          <table:table-cell office:value-type="float" office:value="36.5987" calcext:value-type="float">
            <text:p>36,5987</text:p>
          </table:table-cell>
          <table:table-cell office:value-type="float" office:value="31.4751" calcext:value-type="float">
            <text:p>31,4751</text:p>
          </table:table-cell>
          <table:table-cell office:value-type="float" office:value="22.3162" calcext:value-type="float">
            <text:p>22,3162</text:p>
          </table:table-cell>
          <table:table-cell office:value-type="float" office:value="24.377" calcext:value-type="float">
            <text:p>24,377</text:p>
          </table:table-cell>
          <table:table-cell office:value-type="float" office:value="20.9563" calcext:value-type="float">
            <text:p>20,9563</text:p>
          </table:table-cell>
          <table:table-cell office:value-type="float" office:value="20.2719" calcext:value-type="float">
            <text:p>20,2719</text:p>
          </table:table-cell>
          <table:table-cell office:value-type="float" office:value="26.358" calcext:value-type="float">
            <text:p>26,358</text:p>
          </table:table-cell>
          <table:table-cell office:value-type="float" office:value="18.9731" calcext:value-type="float">
            <text:p>18,9731</text:p>
          </table:table-cell>
          <table:table-cell office:value-type="float" office:value="20.7534" calcext:value-type="float">
            <text:p>20,7534</text:p>
          </table:table-cell>
          <table:table-cell office:value-type="float" office:value="19.7062" calcext:value-type="float">
            <text:p>19,7062</text:p>
          </table:table-cell>
          <table:table-cell office:value-type="float" office:value="19.671" calcext:value-type="float">
            <text:p>19,671</text:p>
          </table:table-cell>
        </table:table-row>
        <table:table-row table:style-name="ro1">
          <table:table-cell office:value-type="string" calcext:value-type="string">
            <text:p>Кол-во потоков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$B$3]/[.B2]" office:value-type="float" office:value="0.931594988627254" calcext:value-type="float">
            <text:p>0,9315949886</text:p>
          </table:table-cell>
          <table:table-cell table:formula="of:=[.$B$3]/[.C2]" office:value-type="float" office:value="1.7978822558294" calcext:value-type="float">
            <text:p>1,7978822558</text:p>
          </table:table-cell>
          <table:table-cell table:formula="of:=[.$B$3]/[.D2]" office:value-type="float" office:value="2.14990766616006" calcext:value-type="float">
            <text:p>2,1499076662</text:p>
          </table:table-cell>
          <table:table-cell table:formula="of:=[.$B$3]/[.E2]" office:value-type="float" office:value="2.96236331537893" calcext:value-type="float">
            <text:p>2,9623633154</text:p>
          </table:table-cell>
          <table:table-cell table:formula="of:=[.$B$3]/[.F2]" office:value-type="float" office:value="2.80721333583707" calcext:value-type="float">
            <text:p>2,8072133358</text:p>
          </table:table-cell>
          <table:table-cell table:formula="of:=[.$B$3]/[.G2]" office:value-type="float" office:value="3.13859888536855" calcext:value-type="float">
            <text:p>3,1385988854</text:p>
          </table:table-cell>
          <table:table-cell table:formula="of:=[.$B$3]/[.H2]" office:value-type="float" office:value="3.11250490931374" calcext:value-type="float">
            <text:p>3,1125049093</text:p>
          </table:table-cell>
          <table:table-cell table:formula="of:=[.$B$3]/[.I2]" office:value-type="float" office:value="2.40175190690576" calcext:value-type="float">
            <text:p>2,4017519069</text:p>
          </table:table-cell>
          <table:table-cell table:formula="of:=[.$B$3]/[.J2]" office:value-type="float" office:value="3.3476599079842" calcext:value-type="float">
            <text:p>3,347659908</text:p>
          </table:table-cell>
          <table:table-cell table:formula="of:=[.$B$3]/[.K2]" office:value-type="float" office:value="3.26196379866105" calcext:value-type="float">
            <text:p>3,2619637987</text:p>
          </table:table-cell>
          <table:table-cell table:formula="of:=[.$B$3]/[.L2]" office:value-type="float" office:value="3.34427288026153" calcext:value-type="float">
            <text:p>3,3442728803</text:p>
          </table:table-cell>
          <table:table-cell table:formula="of:=[.$B$3]/[.M2]" office:value-type="float" office:value="3.38935235042845" calcext:value-type="float">
            <text:p>3,3893523504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formula="of:=[.$B$3]/[.B3]" office:value-type="float" office:value="1" calcext:value-type="float">
            <text:p>1</text:p>
          </table:table-cell>
          <table:table-cell table:formula="of:=[.$B$3]/[.C3]" office:value-type="float" office:value="1.79726329077262" calcext:value-type="float">
            <text:p>1,7972632908</text:p>
          </table:table-cell>
          <table:table-cell table:formula="of:=[.$B$3]/[.D3]" office:value-type="float" office:value="2.08982656131355" calcext:value-type="float">
            <text:p>2,0898265613</text:p>
          </table:table-cell>
          <table:table-cell table:formula="of:=[.$B$3]/[.E3]" office:value-type="float" office:value="2.94752242765345" calcext:value-type="float">
            <text:p>2,9475224277</text:p>
          </table:table-cell>
          <table:table-cell table:formula="of:=[.$B$3]/[.F3]" office:value-type="float" office:value="2.69834270008615" calcext:value-type="float">
            <text:p>2,6983427001</text:p>
          </table:table-cell>
          <table:table-cell table:formula="of:=[.$B$3]/[.G3]" office:value-type="float" office:value="3.1387935847454" calcext:value-type="float">
            <text:p>3,1387935847</text:p>
          </table:table-cell>
          <table:table-cell table:formula="of:=[.$B$3]/[.H3]" office:value-type="float" office:value="3.244762454432" calcext:value-type="float">
            <text:p>3,2447624544</text:p>
          </table:table-cell>
          <table:table-cell table:formula="of:=[.$B$3]/[.I3]" office:value-type="float" office:value="2.49554215039077" calcext:value-type="float">
            <text:p>2,4955421504</text:p>
          </table:table-cell>
          <table:table-cell table:formula="of:=[.$B$3]/[.J3]" office:value-type="float" office:value="3.46688205933664" calcext:value-type="float">
            <text:p>3,4668820593</text:p>
          </table:table-cell>
          <table:table-cell table:formula="of:=[.$B$3]/[.K3]" office:value-type="float" office:value="3.16948066340937" calcext:value-type="float">
            <text:p>3,1694806634</text:p>
          </table:table-cell>
          <table:table-cell table:formula="of:=[.$B$3]/[.L3]" office:value-type="float" office:value="3.33790888146878" calcext:value-type="float">
            <text:p>3,3379088815</text:p>
          </table:table-cell>
          <table:table-cell table:formula="of:=[.$B$3]/[.M3]" office:value-type="float" office:value="3.34388185654008" calcext:value-type="float">
            <text:p>3,3438818565</text:p>
          </table:table-cell>
        </table:table-row>
        <table:table-row table:style-name="ro1">
          <table:table-cell office:value-type="string" calcext:value-type="string">
            <text:p>Кол-во потоков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5]/[.B$7]" office:value-type="float" office:value="0.931594988627254" calcext:value-type="float">
            <text:p>0,9315949886</text:p>
          </table:table-cell>
          <table:table-cell table:formula="of:=[.C5]/[.C$7]" office:value-type="float" office:value="0.8989411279147" calcext:value-type="float">
            <text:p>0,8989411279</text:p>
          </table:table-cell>
          <table:table-cell table:formula="of:=[.D5]/[.D$7]" office:value-type="float" office:value="0.716635888720019" calcext:value-type="float">
            <text:p>0,7166358887</text:p>
          </table:table-cell>
          <table:table-cell table:formula="of:=[.E5]/[.E$7]" office:value-type="float" office:value="0.740590828844733" calcext:value-type="float">
            <text:p>0,7405908288</text:p>
          </table:table-cell>
          <table:table-cell table:formula="of:=[.F5]/[.F$7]" office:value-type="float" office:value="0.561442667167415" calcext:value-type="float">
            <text:p>0,5614426672</text:p>
          </table:table-cell>
          <table:table-cell table:formula="of:=[.G5]/[.G$7]" office:value-type="float" office:value="0.523099814228092" calcext:value-type="float">
            <text:p>0,5230998142</text:p>
          </table:table-cell>
          <table:table-cell table:formula="of:=[.H5]/[.H$7]" office:value-type="float" office:value="0.444643558473391" calcext:value-type="float">
            <text:p>0,4446435585</text:p>
          </table:table-cell>
          <table:table-cell table:formula="of:=[.I5]/[.I$7]" office:value-type="float" office:value="0.300218988363219" calcext:value-type="float">
            <text:p>0,3002189884</text:p>
          </table:table-cell>
          <table:table-cell table:formula="of:=[.J5]/[.J$7]" office:value-type="float" office:value="0.371962211998245" calcext:value-type="float">
            <text:p>0,371962212</text:p>
          </table:table-cell>
          <table:table-cell table:formula="of:=[.K5]/[.K$7]" office:value-type="float" office:value="0.326196379866105" calcext:value-type="float">
            <text:p>0,3261963799</text:p>
          </table:table-cell>
          <table:table-cell table:formula="of:=[.L5]/[.L$7]" office:value-type="float" office:value="0.304024807296503" calcext:value-type="float">
            <text:p>0,3040248073</text:p>
          </table:table-cell>
          <table:table-cell table:formula="of:=[.M5]/[.M$7]" office:value-type="float" office:value="0.282446029202371" calcext:value-type="float">
            <text:p>0,282446029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formula="of:=[.B6]/[.B$7]" office:value-type="float" office:value="1" calcext:value-type="float">
            <text:p>1</text:p>
          </table:table-cell>
          <table:table-cell table:formula="of:=[.C6]/[.C$7]" office:value-type="float" office:value="0.898631645386311" calcext:value-type="float">
            <text:p>0,8986316454</text:p>
          </table:table-cell>
          <table:table-cell table:formula="of:=[.D6]/[.D$7]" office:value-type="float" office:value="0.696608853771182" calcext:value-type="float">
            <text:p>0,6966088538</text:p>
          </table:table-cell>
          <table:table-cell table:formula="of:=[.E6]/[.E$7]" office:value-type="float" office:value="0.736880606913363" calcext:value-type="float">
            <text:p>0,7368806069</text:p>
          </table:table-cell>
          <table:table-cell table:formula="of:=[.F6]/[.F$7]" office:value-type="float" office:value="0.539668540017229" calcext:value-type="float">
            <text:p>0,53966854</text:p>
          </table:table-cell>
          <table:table-cell table:formula="of:=[.G6]/[.G$7]" office:value-type="float" office:value="0.523132264124233" calcext:value-type="float">
            <text:p>0,5231322641</text:p>
          </table:table-cell>
          <table:table-cell table:formula="of:=[.H6]/[.H$7]" office:value-type="float" office:value="0.463537493490285" calcext:value-type="float">
            <text:p>0,4635374935</text:p>
          </table:table-cell>
          <table:table-cell table:formula="of:=[.I6]/[.I$7]" office:value-type="float" office:value="0.311942768798847" calcext:value-type="float">
            <text:p>0,3119427688</text:p>
          </table:table-cell>
          <table:table-cell table:formula="of:=[.J6]/[.J$7]" office:value-type="float" office:value="0.385209117704071" calcext:value-type="float">
            <text:p>0,3852091177</text:p>
          </table:table-cell>
          <table:table-cell table:formula="of:=[.K6]/[.K$7]" office:value-type="float" office:value="0.316948066340937" calcext:value-type="float">
            <text:p>0,3169480663</text:p>
          </table:table-cell>
          <table:table-cell table:formula="of:=[.L6]/[.L$7]" office:value-type="float" office:value="0.303446261951707" calcext:value-type="float">
            <text:p>0,303446262</text:p>
          </table:table-cell>
          <table:table-cell table:formula="of:=[.M6]/[.M$7]" office:value-type="float" office:value="0.27865682137834" calcext:value-type="float">
            <text:p>0,2786568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 style:data-style-name="N2" text:time-value="15:23:39.856090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03:16:27.397114523</meta:creation-date>
    <dc:date>2017-05-02T15:42:42.098976533</dc:date>
    <meta:editing-duration>PT51M24S</meta:editing-duration>
    <meta:editing-cycles>2</meta:editing-cycles>
    <meta:generator>LibreOffice/5.1.6.2$Linux_X86_64 LibreOffice_project/10m0$Build-2</meta:generator>
    <meta:document-statistic meta:table-count="1" meta:cell-count="11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Время работы</text:p>
        </chart:title>
        <chart:legend chart:legend-position="end" svg:x="14.259cm" svg:y="3.952cm" style:legend-expansion="high" chart:style-name="ch3"/>
        <chart:plot-area chart:style-name="ch4" table:cell-range-address="Sheet1.A1:Sheet1.M3" chart:data-source-has-labels="both" svg:x="1.331cm" svg:y="1.275cm" svg:width="12.608cm" svg:height="6.564cm">
          <chartooo:coordinate-region svg:x="1.952cm" svg:y="1.474cm" svg:width="11.8cm" svg:height="5.718cm"/>
          <chart:axis chart:dimension="x" chart:name="primary-x" chart:style-name="ch5" chartooo:axis-type="auto">
            <chartooo:date-scale/>
            <chart:title svg:x="6.519cm" svg:y="8.019cm" chart:style-name="ch6">
              <text:p>кол-во потоков</text:p>
            </chart:title>
            <chart:categories table:cell-range-address="Sheet1.B1:Sheet1.M1"/>
          </chart:axis>
          <chart:axis chart:dimension="y" chart:name="primary-y" chart:style-name="ch5">
            <chart:title svg:x="0.451cm" svg:y="5.395cm" chart:style-name="ch7">
              <text:p>время, сек</text:p>
            </chart:title>
            <chart:grid chart:style-name="ch8" chart:class="major"/>
          </chart:axis>
          <chart:series chart:style-name="ch9" chart:values-cell-range-address="Sheet1.B2:Sheet1.M2" chart:label-cell-address="Sheet1.A2:Sheet1.A2" chart:class="chart:line">
            <chart:data-point chart:repeated="12"/>
          </chart:series>
          <chart:series chart:style-name="ch10" chart:values-cell-range-address="Sheet1.B3:Sheet1.M3" chart:label-cell-address="Sheet1.A3:Sheet1.A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1:Sheet1.M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  <draw:g>
                  <svg:desc>Sheet1.A2:Sheet1.A2</svg:desc>
                </draw:g>
              </table:table-cell>
              <table:table-cell office:value-type="float" office:value="70.6074">
                <text:p>70.6074</text:p>
                <draw:g>
                  <svg:desc>Sheet1.B2:Sheet1.M2</svg:desc>
                </draw:g>
              </table:table-cell>
              <table:table-cell office:value-type="float" office:value="36.5861">
                <text:p>36.5861</text:p>
              </table:table-cell>
              <table:table-cell office:value-type="float" office:value="30.5955">
                <text:p>30.5955</text:p>
              </table:table-cell>
              <table:table-cell office:value-type="float" office:value="22.2044">
                <text:p>22.2044</text:p>
              </table:table-cell>
              <table:table-cell office:value-type="float" office:value="23.4316">
                <text:p>23.4316</text:p>
              </table:table-cell>
              <table:table-cell office:value-type="float" office:value="20.9576">
                <text:p>20.9576</text:p>
              </table:table-cell>
              <table:table-cell office:value-type="float" office:value="21.1333">
                <text:p>21.1333</text:p>
              </table:table-cell>
              <table:table-cell office:value-type="float" office:value="27.3873">
                <text:p>27.3873</text:p>
              </table:table-cell>
              <table:table-cell office:value-type="float" office:value="19.6488">
                <text:p>19.6488</text:p>
              </table:table-cell>
              <table:table-cell office:value-type="float" office:value="20.165">
                <text:p>20.165</text:p>
              </table:table-cell>
              <table:table-cell office:value-type="float" office:value="19.6687">
                <text:p>19.6687</text:p>
              </table:table-cell>
              <table:table-cell office:value-type="float" office:value="19.4071">
                <text:p>19.4071</text:p>
              </table:table-cell>
            </table:table-row>
            <table:table-row>
              <table:table-cell office:value-type="string">
                <text:p>all</text:p>
                <draw:g>
                  <svg:desc>Sheet1.A3:Sheet1.A3</svg:desc>
                </draw:g>
              </table:table-cell>
              <table:table-cell office:value-type="float" office:value="65.7775">
                <text:p>65.7775</text:p>
                <draw:g>
                  <svg:desc>Sheet1.B3:Sheet1.M3</svg:desc>
                </draw:g>
              </table:table-cell>
              <table:table-cell office:value-type="float" office:value="36.5987">
                <text:p>36.5987</text:p>
              </table:table-cell>
              <table:table-cell office:value-type="float" office:value="31.4751">
                <text:p>31.4751</text:p>
              </table:table-cell>
              <table:table-cell office:value-type="float" office:value="22.3162">
                <text:p>22.3162</text:p>
              </table:table-cell>
              <table:table-cell office:value-type="float" office:value="24.377">
                <text:p>24.377</text:p>
              </table:table-cell>
              <table:table-cell office:value-type="float" office:value="20.9563">
                <text:p>20.9563</text:p>
              </table:table-cell>
              <table:table-cell office:value-type="float" office:value="20.2719">
                <text:p>20.2719</text:p>
              </table:table-cell>
              <table:table-cell office:value-type="float" office:value="26.358">
                <text:p>26.358</text:p>
              </table:table-cell>
              <table:table-cell office:value-type="float" office:value="18.9731">
                <text:p>18.9731</text:p>
              </table:table-cell>
              <table:table-cell office:value-type="float" office:value="20.7534">
                <text:p>20.7534</text:p>
              </table:table-cell>
              <table:table-cell office:value-type="float" office:value="19.7062">
                <text:p>19.7062</text:p>
              </table:table-cell>
              <table:table-cell office:value-type="float" office:value="19.671">
                <text:p>19.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58cm" svg:y="0.316cm" chart:style-name="ch2">
          <text:p>Ускорение</text:p>
        </chart:title>
        <chart:legend chart:legend-position="end" svg:x="14.259cm" svg:y="3.952cm" style:legend-expansion="high" chart:style-name="ch3"/>
        <chart:plot-area chart:style-name="ch4" table:cell-range-address="Sheet1.A4:Sheet1.M6" chart:data-source-has-labels="both" svg:x="1.331cm" svg:y="1.275cm" svg:width="12.608cm" svg:height="6.564cm">
          <chartooo:coordinate-region svg:x="2.058cm" svg:y="1.474cm" svg:width="11.694cm" svg:height="5.718cm"/>
          <chart:axis chart:dimension="x" chart:name="primary-x" chart:style-name="ch5" chartooo:axis-type="auto">
            <chartooo:date-scale/>
            <chart:title svg:x="6.519cm" svg:y="8.019cm" chart:style-name="ch6">
              <text:p>кол-во потоков</text:p>
            </chart:title>
            <chart:categories table:cell-range-address="Sheet1.B4:Sheet1.M4"/>
          </chart:axis>
          <chart:axis chart:dimension="y" chart:name="primary-y" chart:style-name="ch5">
            <chart:title svg:x="0.451cm" svg:y="5.395cm" chart:style-name="ch7">
              <text:p>время, сек</text:p>
            </chart:title>
            <chart:grid chart:style-name="ch8" chart:class="major"/>
          </chart:axis>
          <chart:series chart:style-name="ch9" chart:values-cell-range-address="Sheet1.B5:Sheet1.M5" chart:label-cell-address="Sheet1.A5:Sheet1.A5" chart:class="chart:line">
            <chart:data-point chart:repeated="12"/>
          </chart:series>
          <chart:series chart:style-name="ch10" chart:values-cell-range-address="Sheet1.B6:Sheet1.M6" chart:label-cell-address="Sheet1.A6:Sheet1.A6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4:Sheet1.M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  <draw:g>
                  <svg:desc>Sheet1.A5:Sheet1.A5</svg:desc>
                </draw:g>
              </table:table-cell>
              <table:table-cell office:value-type="float" office:value="0.931594988627254">
                <text:p>0.931594988627254</text:p>
                <draw:g>
                  <svg:desc>Sheet1.B5:Sheet1.M5</svg:desc>
                </draw:g>
              </table:table-cell>
              <table:table-cell office:value-type="float" office:value="1.7978822558294">
                <text:p>1.7978822558294</text:p>
              </table:table-cell>
              <table:table-cell office:value-type="float" office:value="2.14990766616006">
                <text:p>2.14990766616006</text:p>
              </table:table-cell>
              <table:table-cell office:value-type="float" office:value="2.96236331537893">
                <text:p>2.96236331537893</text:p>
              </table:table-cell>
              <table:table-cell office:value-type="float" office:value="2.80721333583707">
                <text:p>2.80721333583707</text:p>
              </table:table-cell>
              <table:table-cell office:value-type="float" office:value="3.13859888536855">
                <text:p>3.13859888536855</text:p>
              </table:table-cell>
              <table:table-cell office:value-type="float" office:value="3.11250490931374">
                <text:p>3.11250490931374</text:p>
              </table:table-cell>
              <table:table-cell office:value-type="float" office:value="2.40175190690576">
                <text:p>2.40175190690576</text:p>
              </table:table-cell>
              <table:table-cell office:value-type="float" office:value="3.3476599079842">
                <text:p>3.3476599079842</text:p>
              </table:table-cell>
              <table:table-cell office:value-type="float" office:value="3.26196379866105">
                <text:p>3.26196379866105</text:p>
              </table:table-cell>
              <table:table-cell office:value-type="float" office:value="3.34427288026153">
                <text:p>3.34427288026153</text:p>
              </table:table-cell>
              <table:table-cell office:value-type="float" office:value="3.38935235042845">
                <text:p>3.38935235042845</text:p>
              </table:table-cell>
            </table:table-row>
            <table:table-row>
              <table:table-cell office:value-type="string">
                <text:p>all</text:p>
                <draw:g>
                  <svg:desc>Sheet1.A6:Sheet1.A6</svg:desc>
                </draw:g>
              </table:table-cell>
              <table:table-cell office:value-type="float" office:value="1">
                <text:p>1</text:p>
                <draw:g>
                  <svg:desc>Sheet1.B6:Sheet1.M6</svg:desc>
                </draw:g>
              </table:table-cell>
              <table:table-cell office:value-type="float" office:value="1.79726329077262">
                <text:p>1.79726329077262</text:p>
              </table:table-cell>
              <table:table-cell office:value-type="float" office:value="2.08982656131355">
                <text:p>2.08982656131355</text:p>
              </table:table-cell>
              <table:table-cell office:value-type="float" office:value="2.94752242765345">
                <text:p>2.94752242765345</text:p>
              </table:table-cell>
              <table:table-cell office:value-type="float" office:value="2.69834270008615">
                <text:p>2.69834270008615</text:p>
              </table:table-cell>
              <table:table-cell office:value-type="float" office:value="3.1387935847454">
                <text:p>3.1387935847454</text:p>
              </table:table-cell>
              <table:table-cell office:value-type="float" office:value="3.244762454432">
                <text:p>3.244762454432</text:p>
              </table:table-cell>
              <table:table-cell office:value-type="float" office:value="2.49554215039077">
                <text:p>2.49554215039077</text:p>
              </table:table-cell>
              <table:table-cell office:value-type="float" office:value="3.46688205933664">
                <text:p>3.46688205933664</text:p>
              </table:table-cell>
              <table:table-cell office:value-type="float" office:value="3.16948066340937">
                <text:p>3.16948066340937</text:p>
              </table:table-cell>
              <table:table-cell office:value-type="float" office:value="3.33790888146878">
                <text:p>3.33790888146878</text:p>
              </table:table-cell>
              <table:table-cell office:value-type="float" office:value="3.34388185654008">
                <text:p>3.34388185654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Эффективность</text:p>
        </chart:title>
        <chart:legend chart:legend-position="end" svg:x="14.259cm" svg:y="3.952cm" style:legend-expansion="high" chart:style-name="ch3"/>
        <chart:plot-area chart:style-name="ch4" table:cell-range-address="Sheet1.A7:Sheet1.M9" chart:data-source-has-labels="both" svg:x="1.331cm" svg:y="1.275cm" svg:width="12.608cm" svg:height="6.564cm">
          <chartooo:coordinate-region svg:x="2.058cm" svg:y="1.475cm" svg:width="11.694cm" svg:height="5.717cm"/>
          <chart:axis chart:dimension="x" chart:name="primary-x" chart:style-name="ch5" chartooo:axis-type="auto">
            <chartooo:date-scale/>
            <chart:title svg:x="6.519cm" svg:y="8.019cm" chart:style-name="ch6">
              <text:p>кол-во потоков</text:p>
            </chart:title>
            <chart:categories table:cell-range-address="Sheet1.B7:Sheet1.M7"/>
          </chart:axis>
          <chart:axis chart:dimension="y" chart:name="primary-y" chart:style-name="ch5">
            <chart:title svg:x="0.451cm" svg:y="5.395cm" chart:style-name="ch7">
              <text:p>время, сек</text:p>
            </chart:title>
            <chart:grid chart:style-name="ch8" chart:class="major"/>
          </chart:axis>
          <chart:series chart:style-name="ch9" chart:values-cell-range-address="Sheet1.B8:Sheet1.M8" chart:label-cell-address="Sheet1.A8:Sheet1.A8" chart:class="chart:line">
            <chart:data-point chart:repeated="12"/>
          </chart:series>
          <chart:series chart:style-name="ch10" chart:values-cell-range-address="Sheet1.B9:Sheet1.M9" chart:label-cell-address="Sheet1.A9:Sheet1.A9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7:Sheet1.M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  <draw:g>
                  <svg:desc>Sheet1.A8:Sheet1.A8</svg:desc>
                </draw:g>
              </table:table-cell>
              <table:table-cell office:value-type="float" office:value="0.931594988627254">
                <text:p>0.931594988627254</text:p>
                <draw:g>
                  <svg:desc>Sheet1.B8:Sheet1.M8</svg:desc>
                </draw:g>
              </table:table-cell>
              <table:table-cell office:value-type="float" office:value="0.8989411279147">
                <text:p>0.8989411279147</text:p>
              </table:table-cell>
              <table:table-cell office:value-type="float" office:value="0.716635888720019">
                <text:p>0.716635888720019</text:p>
              </table:table-cell>
              <table:table-cell office:value-type="float" office:value="0.740590828844733">
                <text:p>0.740590828844733</text:p>
              </table:table-cell>
              <table:table-cell office:value-type="float" office:value="0.561442667167415">
                <text:p>0.561442667167415</text:p>
              </table:table-cell>
              <table:table-cell office:value-type="float" office:value="0.523099814228092">
                <text:p>0.523099814228092</text:p>
              </table:table-cell>
              <table:table-cell office:value-type="float" office:value="0.444643558473391">
                <text:p>0.444643558473391</text:p>
              </table:table-cell>
              <table:table-cell office:value-type="float" office:value="0.300218988363219">
                <text:p>0.300218988363219</text:p>
              </table:table-cell>
              <table:table-cell office:value-type="float" office:value="0.371962211998245">
                <text:p>0.371962211998245</text:p>
              </table:table-cell>
              <table:table-cell office:value-type="float" office:value="0.326196379866105">
                <text:p>0.326196379866105</text:p>
              </table:table-cell>
              <table:table-cell office:value-type="float" office:value="0.304024807296503">
                <text:p>0.304024807296503</text:p>
              </table:table-cell>
              <table:table-cell office:value-type="float" office:value="0.282446029202371">
                <text:p>0.282446029202371</text:p>
              </table:table-cell>
            </table:table-row>
            <table:table-row>
              <table:table-cell office:value-type="string">
                <text:p>all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M9</svg:desc>
                </draw:g>
              </table:table-cell>
              <table:table-cell office:value-type="float" office:value="0.898631645386311">
                <text:p>0.898631645386311</text:p>
              </table:table-cell>
              <table:table-cell office:value-type="float" office:value="0.696608853771182">
                <text:p>0.696608853771182</text:p>
              </table:table-cell>
              <table:table-cell office:value-type="float" office:value="0.736880606913363">
                <text:p>0.736880606913363</text:p>
              </table:table-cell>
              <table:table-cell office:value-type="float" office:value="0.539668540017229">
                <text:p>0.539668540017229</text:p>
              </table:table-cell>
              <table:table-cell office:value-type="float" office:value="0.523132264124233">
                <text:p>0.523132264124233</text:p>
              </table:table-cell>
              <table:table-cell office:value-type="float" office:value="0.463537493490285">
                <text:p>0.463537493490285</text:p>
              </table:table-cell>
              <table:table-cell office:value-type="float" office:value="0.311942768798847">
                <text:p>0.311942768798847</text:p>
              </table:table-cell>
              <table:table-cell office:value-type="float" office:value="0.385209117704071">
                <text:p>0.385209117704071</text:p>
              </table:table-cell>
              <table:table-cell office:value-type="float" office:value="0.316948066340937">
                <text:p>0.316948066340937</text:p>
              </table:table-cell>
              <table:table-cell office:value-type="float" office:value="0.303446261951707">
                <text:p>0.303446261951707</text:p>
              </table:table-cell>
              <table:table-cell office:value-type="float" office:value="0.27865682137834">
                <text:p>0.27865682137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